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7.2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362cm"/>
    </style:style>
    <style:style style:name="Table2.G" style:family="table-column">
      <style:table-column-properties style:column-width="4.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669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3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2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5.5cm" style:rel-column-width="21845*"/>
    </style:style>
    <style:style style:name="Table5.B" style:family="table-column">
      <style:table-column-properties style:column-width="0.917cm" style:rel-column-width="3640*"/>
    </style:style>
    <style:style style:name="Table5.G" style:family="table-column">
      <style:table-column-properties style:column-width="0.917cm" style:rel-column-width="36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H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281d38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left="-0.187cm" fo:margin-right="-0.189cm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Отчет_20_ППС">
      <style:paragraph-properties fo:margin-left="0cm" fo:margin-right="0cm" fo:line-height="115%" fo:text-align="center" style:justify-single-word="false" fo:text-indent="0cm" style:auto-text-indent="false"/>
    </style:style>
    <style:style style:name="P2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2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281d38" officeooo:paragraph-rsid="00281d38" style:font-weight-asian="bold" style:font-weight-complex="bold"/>
    </style:style>
    <style:style style:name="P24" style:family="paragraph" style:parent-style-name="No_20_Spacing" style:master-page-name="First_20_Page">
      <style:paragraph-properties fo:text-align="center" style:justify-single-word="false" style:page-number="auto"/>
    </style:style>
    <style:style style:name="P2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281d38" officeooo:paragraph-rsid="00281d38" style:font-weight-asian="bold" style:font-weight-complex="bold"/>
    </style:style>
    <style:style style:name="P2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 fo:break-before="page"/>
      <style:text-properties fo:font-weight="bold" officeooo:paragraph-rsid="00319cbf" style:font-weight-asian="bold" style:font-weight-complex="bold"/>
    </style:style>
    <style:style style:name="P2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b8ae3" officeooo:paragraph-rsid="004b8ae3" style:font-weight-asian="bold" style:font-weight-complex="bold"/>
    </style:style>
    <style:style style:name="P2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319cbf"/>
    </style:style>
    <style:style style:name="P2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30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officeooo:rsid="00459de4" officeooo:paragraph-rsid="00281d38"/>
    </style:style>
    <style:style style:name="P3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P32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34" style:family="paragraph" style:parent-style-name="Table_20_Contents">
      <style:text-properties officeooo:rsid="004b8ae3" officeooo:paragraph-rsid="004b8ae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81d38" style:font-size-asian="14pt" style:font-size-complex="14pt"/>
    </style:style>
    <style:style style:name="T3" style:family="text">
      <style:text-properties style:use-window-font-color="true" loext:opacity="0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" style:family="text">
      <style:text-properties style:use-window-font-color="true" loext:opacity="0%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officeooo:rsid="00281d38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officeooo:rsid="002af614"/>
    </style:style>
    <style:style style:name="T8" style:family="text">
      <style:text-properties officeooo:rsid="002b26ff"/>
    </style:style>
    <style:style style:name="T9" style:family="text">
      <style:text-properties officeooo:rsid="002d4862"/>
    </style:style>
    <style:style style:name="T10" style:family="text">
      <style:text-properties officeooo:rsid="004b3e56"/>
    </style:style>
    <style:style style:name="T11" style:family="text">
      <style:text-properties officeooo:rsid="004bab65"/>
    </style:style>
    <style:style style:name="T12" style:family="text">
      <style:text-properties officeooo:rsid="004c62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32">дтн</text:p>
          </table:table-cell>
          <table:table-cell table:style-name="Table2.B1" office:value-type="string">
            <text:p text:style-name="P20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33"><text:span text:style-name="T4">С.</text:span><text:span text:style-name="T3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1">3</text:span></text:p>
      <text:p text:style-name="P13"/>
      <text:p text:style-name="P14">«ЛП и его применение.»</text:p>
      <text:p text:style-name="P13"/>
      <text:p text:style-name="P3"><text:span text:style-name="T1">ПО КУРСУ: «</text:span><text:span text:style-name="T2">Компьютерное моделирование</text:span><text:span text:style-name="T1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7">0</text:span><text:span text:style-name="T10">9</text:span><text:span text:style-name="T7">.</text:span><text:span text:style-name="T8">01</text:span>.2021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1"/>
      <text:p text:style-name="P22"/>
      <text:p text:style-name="P26">Цель работы</text:p>
      <text:p text:style-name="P28">Цель настоящей работы – освоить средства моделирования задач линейного и нелинейного программирования.</text:p>
      <text:p text:style-name="P29"/>
      <text:p text:style-name="P27">Задание на лабораторную работу:</text:p>
      <text:p text:style-name="P31">Вариант 1 </text:p>
      <text:p text:style-name="P31">Продукция бумажной фирмы выпускается в виде бумажных рулонов стандартной ширины – по 20 ед. ширины. По специальным заказам потребителей фирма поставляет рулоны и других размеров, для чего производится разрезание стандартных рулонов. Типичные заказы на рулоны нестандартных размеров приведены в табл. </text:p>
      <text:p text:style-name="P31"/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column table:style-name="Table5.A"/>
        <table:table-row table:style-name="TableLine94530102058992">
          <table:table-cell table:style-name="Table5.A1" table:number-rows-spanned="2" office:value-type="string">
            <text:p text:style-name="P34">Заказ</text:p>
          </table:table-cell>
          <table:table-cell table:style-name="Table5.A1" table:number-columns-spanned="6" office:value-type="string">
            <text:p text:style-name="P34">Требуемая ширина рулона, ед. шир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1" table:number-rows-spanned="2" office:value-type="string">
            <text:p text:style-name="P34">Максимальное кол-во рулонов, шт</text:p>
          </table:table-cell>
        </table:table-row>
        <table:table-row table:style-name="TableLine94530102058992">
          <table:covered-table-cell table:style-name="Table5.A2"/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3</text:p>
          </table:table-cell>
          <table:table-cell table:style-name="Table5.A2" office:value-type="string">
            <text:p text:style-name="P34">4</text:p>
          </table:table-cell>
          <table:table-cell table:style-name="Table5.A2" office:value-type="string">
            <text:p text:style-name="P34">5</text:p>
          </table:table-cell>
          <table:table-cell table:style-name="Table5.A2" office:value-type="string">
            <text:p text:style-name="P34">6</text:p>
          </table:table-cell>
          <table:covered-table-cell table:style-name="Table5.H2"/>
        </table:table-row>
        <table:table-row table:style-name="TableLine94530102058992"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4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0</text:p>
          </table:table-cell>
          <table:table-cell table:style-name="Table5.H2" office:value-type="string">
            <text:p text:style-name="P34">160</text:p>
          </table:table-cell>
        </table:table-row>
        <table:table-row table:style-name="TableLine94530102058992"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0</text:p>
          </table:table-cell>
          <table:table-cell table:style-name="Table5.H2" office:value-type="string">
            <text:p text:style-name="P34">220</text:p>
          </table:table-cell>
        </table:table-row>
        <table:table-row table:style-name="TableLine94530102058992">
          <table:table-cell table:style-name="Table5.A2" office:value-type="string">
            <text:p text:style-name="P34">3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2</text:p>
          </table:table-cell>
          <table:table-cell table:style-name="Table5.H2" office:value-type="string">
            <text:p text:style-name="P34">320</text:p>
          </table:table-cell>
        </table:table-row>
        <table:table-row table:style-name="TableLine94530102058992">
          <table:table-cell table:style-name="Table5.A2" office:value-type="string">
            <text:p text:style-name="P34">Потери, ед. шир.</text:p>
          </table:table-cell>
          <table:table-cell table:style-name="Table5.A2" office:value-type="string">
            <text:p text:style-name="P34">4</text:p>
          </table:table-cell>
          <table:table-cell table:style-name="Table5.A2" office:value-type="string">
            <text:p text:style-name="P34">3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0</text:p>
          </table:table-cell>
          <table:table-cell table:style-name="Table5.A2" office:value-type="string">
            <text:p text:style-name="P34">1</text:p>
          </table:table-cell>
          <table:table-cell table:style-name="Table5.A2" office:value-type="string">
            <text:p text:style-name="P34">2</text:p>
          </table:table-cell>
          <table:table-cell table:style-name="Table5.H2" office:value-type="string">
            <text:p text:style-name="Table_20_Contents"/>
          </table:table-cell>
        </table:table-row>
      </table:table>
      <text:p text:style-name="P31"/>
      <text:p text:style-name="P31">Постройте модель задачи, позволяющей найти такой план разрезания рулонов, при котором поступившие заказы на нестандартные рулоны удовлетворяются с минимальными потерями (т.е. непригодными для реализации остатками рулонов).</text:p>
      <text:p text:style-name="P23"/>
      <text:p text:style-name="P23">Листинг программы: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21:24:00</meta:creation-date>
    <meta:initial-creator>Evgeny Redgrave</meta:initial-creator>
    <dc:language>en-US</dc:language>
    <dc:date>2022-05-09T21:04:17.962829271</dc:date>
    <meta:editing-cycles>57</meta:editing-cycles>
    <meta:editing-duration>P1DT4H50M6S</meta:editing-duration>
    <meta:generator>LibreOffice/7.3.2.2$Linux_X86_64 LibreOffice_project/30$Build-2</meta:generator>
    <meta:document-statistic meta:table-count="5" meta:image-count="0" meta:object-count="0" meta:page-count="2" meta:paragraph-count="85" meta:word-count="216" meta:character-count="1485" meta:non-whitespace-character-count="13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